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606f6" officeooo:paragraph-rsid="001606f6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Liberation Serif" fo:font-size="12pt" fo:letter-spacing="normal" fo:font-style="normal" fo:font-weight="normal" officeooo:rsid="001606f6" officeooo:paragraph-rsid="001606f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606f6"/>
    </style:style>
    <style:style style:name="P7" style:family="paragraph" style:parent-style-name="Standard">
      <style:text-properties style:font-name="Liberation Serif" fo:font-size="12pt" officeooo:rsid="001606f6" officeooo:paragraph-rsid="001606f6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Liberation Serif" fo:font-size="12pt" fo:letter-spacing="normal" fo:font-style="normal" fo:font-weight="normal" officeooo:rsid="001606f6" officeooo:paragraph-rsid="001606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fo:letter-spacing="normal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text-properties fo:font-variant="normal" fo:text-transform="none" fo:color="#373a3c" style:font-name="apple-system" fo:font-size="9pt" fo:letter-spacing="normal" fo:font-style="normal" fo:font-weight="normal" officeooo:rsid="001606f6" officeooo:paragraph-rsid="001606f6" style:font-size-asian="12pt" style:font-size-complex="12pt"/>
    </style:style>
    <style:style style:name="T1" style:family="text">
      <style:text-properties fo:font-variant="normal" fo:text-transform="none" fo:color="#373a3c" style:font-name="apple-system" fo:font-size="9pt" fo:letter-spacing="normal" fo:font-style="normal" fo:font-weight="bold"/>
    </style:style>
    <style:style style:name="T2" style:family="text">
      <style:text-properties fo:font-variant="normal" fo:text-transform="none" fo:color="#373a3c" style:font-name="apple-system" fo:font-size="9pt" fo:letter-spacing="normal" fo:font-style="normal" fo:font-weight="normal"/>
    </style:style>
    <style:style style:name="T3" style:family="text">
      <style:text-properties fo:font-variant="normal" fo:text-transform="none" fo:color="#373a3c" fo:letter-spacing="normal"/>
    </style:style>
    <style:style style:name="T4" style:family="text">
      <style:text-properties fo:font-variant="normal" fo:text-transform="none" fo:color="#373a3c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373a3c" style:font-name="Liberation Serif" fo:font-size="12pt" fo:letter-spacing="normal" fo:font-style="normal" fo:font-weight="bold" officeooo:rsid="001606f6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73a3c" style:font-name="Liberation Serif" fo:font-size="12pt" fo:letter-spacing="normal" fo:font-style="normal" fo:font-weight="normal" officeooo:rsid="001606f6" style:font-size-asian="12pt" style:font-weight-asian="normal" style:font-size-complex="12pt" style:font-weight-complex="normal"/>
    </style:style>
    <style:style style:name="T7" style:family="text">
      <style:text-properties officeooo:rsid="001606f6"/>
    </style:style>
    <style:style style:name="T8" style:family="text">
      <style:text-properties style:font-name="apple-system" fo:font-size="9pt" fo:font-style="normal" fo:font-weight="normal"/>
    </style:style>
    <style:style style:name="T9" style:family="text">
      <style:text-properties style:text-line-through-style="solid" style:text-line-through-type="single" style:font-name="apple-system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MySQL (III)</text:p>
      <text:p text:style-name="P3">1. Conectar consola MySQL para poder cargar datos con LOAD.</text:p>
      <text:p text:style-name="P4">Mysql -u root -p –local infile=1</text:p>
      <text:p text:style-name="P5"><text:span text:style-name="T4">2. Vaciar de datos ,de la forma más rápida pos</text:span><text:span text:style-name="T5">i</text:span><text:span text:style-name="T4">ble, la t</text:span><text:span text:style-name="Strong_20_Emphasis"><text:span text:style-name="T4">abla empresas</text:span></text:span><text:span text:style-name="T4">.</text:span></text:p>
      <text:p text:style-name="P4">TRUNCATE empresas;</text:p>
      <text:p text:style-name="P5"><text:span text:style-name="T4">3. De la </text:span><text:span text:style-name="Strong_20_Emphasis"><text:span text:style-name="T4">tabla ordenadores </text:span></text:span><text:span text:style-name="T4">modificar la </text:span><text:span text:style-name="Strong_20_Emphasis"><text:span text:style-name="T4">columna ram </text:span></text:span><text:span text:style-name="T4">para que sea numérica no nula.</text:span></text:p>
      <text:p text:style-name="P4">Alter table ordenadores change ram ram numeric not null;</text:p>
      <text:p text:style-name="P5"><text:bookmark text:name="yui_3_17_2_1_1584439119659_29"/><text:span text:style-name="T4">4. Borrar la </text:span><text:span text:style-name="Strong_20_Emphasis"><text:span text:style-name="T4">columna horas de la tabla empresa</text:span></text:span><text:span text:style-name="T4">.</text:span></text:p>
      <text:p text:style-name="P4">Alter table empresas drop horas;</text:p>
      <text:p text:style-name="P5"><text:span text:style-name="T4">5. Añadir la columna provincia a la </text:span><text:span text:style-name="Strong_20_Emphasis"><text:span text:style-name="T4">tabla alumnos.</text:span></text:span></text:p>
      <text:p text:style-name="P6"><text:span text:style-name="Strong_20_Emphasis"><text:span text:style-name="T6">Alter table alumnos add provincia varchar(20);</text:span></text:span></text:p>
      <text:p text:style-name="P3">6. Renombrar la tabla alumnos como personas.</text:p>
      <text:p text:style-name="P4">Alter table alumnos rename personas;</text:p>
      <text:p text:style-name="P5"><text:span text:style-name="T4">7. Borrar la </text:span><text:span text:style-name="Strong_20_Emphasis"><text:span text:style-name="T4">base de datos ventas</text:span></text:span><text:span text:style-name="T4">.</text:span></text:p>
      <text:p text:style-name="P4">Drop database ventas;</text:p>
      <text:p text:style-name="P3">8. Most<text:span text:style-name="T7">r</text:span>ar la base de datos actual, sin cambiar el prompt.</text:p>
      <text:p text:style-name="P4">Select database();</text:p>
      <text:p text:style-name="P5"><text:span text:style-name="T4">9. Crear un índice llamado indx1_box sobre </text:span><text:span text:style-name="Strong_20_Emphasis"><text:span text:style-name="T4">las columnas proveedor,producto de la tabla pedido</text:span></text:span><text:span text:style-name="T4">s.</text:span></text:p>
      <text:p text:style-name="P4">Create unique index indx1_box on pedidos(proveedor, producto);</text:p>
      <text:p text:style-name="P5"><text:span text:style-name="T4">10. Borrar el índice indx_tax de la </text:span><text:span text:style-name="Strong_20_Emphasis"><text:span text:style-name="T4">tabla impuestos</text:span></text:span><text:span text:style-name="T4">.</text:span></text:p>
      <text:p text:style-name="P1">Drop index indx_tax on impuestos;</text:p>
      <text:p text:style-name="P1"/>
      <text:p text:style-name="P1"/>
      <text:p text:style-name="P12">Ejercicios MySQL (III)</text:p>
      <text:p text:style-name="P9">1. Conectar consola MySQL para poder cargar datos con LOAD.</text:p>
      <text:p text:style-name="P10">    <text:span text:style-name="T8">$mysql -u root -p --local-infile=1</text:span></text:p>
      <text:p text:style-name="P5"><text:span text:style-name="T2">2. Vaciar de datos ,de la forma más rápida posble, la t</text:span><text:span text:style-name="Strong_20_Emphasis"><text:span text:style-name="T1">abla empresas</text:span></text:span><text:span text:style-name="T2">.</text:span></text:p>
      <text:p text:style-name="P10">    <text:span text:style-name="T8">truncate empresas;</text:span></text:p>
      <text:p text:style-name="P10">    <text:span text:style-name="T9">delete empresas;</text:span><text:span text:style-name="T8"> NO es lo más rápido</text:span></text:p>
      <text:p text:style-name="P5"><text:span text:style-name="T2">3. De la </text:span><text:span text:style-name="Strong_20_Emphasis"><text:span text:style-name="T1">tabla ordenadores</text:span></text:span><text:span text:style-name="T2"> modificar la </text:span><text:span text:style-name="Strong_20_Emphasis"><text:span text:style-name="T1">columna ram</text:span></text:span><text:span text:style-name="T2"> para que sea numérica no nula.</text:span></text:p>
      <text:p text:style-name="P10">    <text:span text:style-name="T8">alter table ordenadores modify ram numeric not null;</text:span></text:p>
      <text:p text:style-name="P9">El uso de modify ahorra tener que nombrar dos veces la columna.</text:p>
      <text:p text:style-name="P5"><text:span text:style-name="T2">4. Borrar la </text:span><text:span text:style-name="Strong_20_Emphasis"><text:span text:style-name="T1">columna horas de la tabla empresa</text:span></text:span><text:span text:style-name="T2">.</text:span></text:p>
      <text:p text:style-name="P10"><text:soft-page-break/>   <text:span text:style-name="T8">alter table empresas drop horas;</text:span></text:p>
      <text:p text:style-name="P5"><text:span text:style-name="T2">5. Añadir la columna provincia a la </text:span><text:span text:style-name="Strong_20_Emphasis"><text:span text:style-name="T1">tabla alumnos.</text:span></text:span></text:p>
      <text:p text:style-name="P5"><text:span text:style-name="Strong_20_Emphasis"><text:span text:style-name="T3">   </text:span></text:span><text:span text:style-name="T2">alter table alumnos add provincia varchar(20);</text:span></text:p>
      <text:p text:style-name="P9">6. Renombrar la tabla alumnos como personas.</text:p>
      <text:p text:style-name="P10">   <text:span text:style-name="T8">alter table alumnos rename personas;</text:span></text:p>
      <text:p text:style-name="P5"><text:span text:style-name="T2">7. Borrar la </text:span><text:span text:style-name="Strong_20_Emphasis"><text:span text:style-name="T1">base de datos ventas</text:span></text:span><text:span text:style-name="T2">.</text:span></text:p>
      <text:p text:style-name="P10">   <text:span text:style-name="T8">drop database ventas;</text:span></text:p>
      <text:p text:style-name="P9">8. Mostar la base de datos actual, sin cambiar el prompt.</text:p>
      <text:p text:style-name="P10">   <text:span text:style-name="T8">select database();</text:span></text:p>
      <text:p text:style-name="P5"><text:span text:style-name="T2">9. Crear un índice llamado indx1_box sobre </text:span><text:span text:style-name="Strong_20_Emphasis"><text:span text:style-name="T1">las columnas proveedor,producto de la tabla pedido</text:span></text:span><text:span text:style-name="T2">s.</text:span></text:p>
      <text:p text:style-name="P10">   <text:span text:style-name="T8">create index indx1_box on pedidos (proveedor,producto);</text:span></text:p>
      <text:p text:style-name="P9">Mejor:</text:p>
      <text:p text:style-name="P10">   <text:span text:style-name="T8">alter table pedidos add index (proveedor,producto);</text:span></text:p>
      <text:p text:style-name="P5"><text:span text:style-name="T2">10. Borrar el índice indx_tax de la </text:span><text:span text:style-name="Strong_20_Emphasis"><text:span text:style-name="T1">tabla impuestos</text:span></text:span><text:span text:style-name="T2">.</text:span></text:p>
      <text:p text:style-name="P10"><text:s/><text:span text:style-name="T8">drop index (indx_tax) on impuestos;</text:span></text:p>
      <text:p text:style-name="P9">Mejor:</text:p>
      <text:p text:style-name="P10"><text:s/><text:span text:style-name="T8">alter table impuestos drop indx_tax;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11:35:56.302000000</meta:creation-date>
    <dc:date>2020-03-18T10:38:37.562000000</dc:date>
    <meta:editing-duration>PT7M8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8" meta:word-count="344" meta:character-count="2162" meta:non-whitespace-character-count="1828"/>
  </office:meta>
</office:document-meta>
</file>